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0000002D01D5699C9AFD45E63.png" manifest:media-type="image/png"/>
  <manifest:file-entry manifest:full-path="Pictures/10000201000002D0000002D09A163150D17DA3EA.png" manifest:media-type="image/png"/>
  <manifest:file-entry manifest:full-path="Pictures/10000201000002D0000002D01559B4C6D00826BA.png" manifest:media-type="image/png"/>
  <manifest:file-entry manifest:full-path="Pictures/10000201000002D0000002D01FA0C9C23ACBAC64.png" manifest:media-type="image/png"/>
  <manifest:file-entry manifest:full-path="Pictures/10000201000002D0000002D064E1565433FAFEF7.png" manifest:media-type="image/png"/>
  <manifest:file-entry manifest:full-path="Pictures/10000201000002D0000002D001A19383D61C994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1.116cm" svg:height="11.116cm" svg:x="0cm" svg:y="0cm">
          <draw:image xlink:href="Pictures/10000201000002D0000002D001A19383D61C9942.png" xlink:type="simple" xlink:show="embed" xlink:actuate="onLoad">
            <text:p/>
          </draw:image>
        </draw:frame>
        <draw:frame draw:style-name="gr1" draw:text-style-name="P1" draw:layer="layout" svg:width="11.422cm" svg:height="11.422cm" svg:x="11cm" svg:y="0.084cm">
          <draw:image xlink:href="Pictures/10000201000002D0000002D064E1565433FAFEF7.png" xlink:type="simple" xlink:show="embed" xlink:actuate="onLoad">
            <text:p/>
          </draw:image>
        </draw:frame>
        <draw:frame draw:style-name="gr1" draw:text-style-name="P1" draw:layer="layout" svg:width="11cm" svg:height="11cm" svg:x="0.316cm" svg:y="10cm">
          <draw:image xlink:href="Pictures/10000201000002D0000002D01FA0C9C23ACBAC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821cm" svg:height="10.821cm" svg:x="0cm" svg:y="0cm">
          <draw:image xlink:href="Pictures/10000201000002D0000002D01559B4C6D00826BA.png" xlink:type="simple" xlink:show="embed" xlink:actuate="onLoad">
            <text:p/>
          </draw:image>
        </draw:frame>
        <draw:frame draw:style-name="gr1" draw:text-style-name="P1" draw:layer="layout" svg:width="10.822cm" svg:height="10.822cm" svg:x="0cm" svg:y="9.6cm">
          <draw:image xlink:href="Pictures/10000201000002D0000002D01D5699C9AFD45E63.png" xlink:type="simple" xlink:show="embed" xlink:actuate="onLoad">
            <text:p/>
          </draw:image>
        </draw:frame>
        <draw:frame draw:style-name="gr1" draw:text-style-name="P1" draw:layer="layout" svg:width="11.2cm" svg:height="11.2cm" svg:x="10.8cm" svg:y="0cm">
          <draw:image xlink:href="Pictures/10000201000002D0000002D09A163150D17DA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5:57:49.718131910</meta:creation-date>
    <dc:date>2018-03-23T16:14:44.125635277</dc:date>
    <meta:editing-duration>PT16M53S</meta:editing-duration>
    <meta:editing-cycles>3</meta:editing-cycles>
    <meta:generator>LibreOffice/5.0.6.2$Linux_X86_64 LibreOffice_project/00$Build-2</meta:generator>
    <meta:document-statistic meta:object-count="33"/>
  </office:meta>
</office:document-meta>
</file>